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5.992cm" svg:height="13.971cm" svg:x="3.111cm" svg:y="14.901cm">
            <draw:object draw:notify-on-update-of-ranges="Лист1.B12:Лист1.O12 Лист1.A5:Лист1.A5 Лист1.B7:Лист1.O7 Лист1.B12:Лист1.O12 Лист1.A8:Лист1.A8 Лист1.B10:Лист1.O10 Лист1.B12:Лист1.O12 Лист1.A14:Лист1.A14 Лист1.B16:Лист1.O16 Лист1.B12:Лист1.O12 Лист1.A11:Лист1.A11 Лист1.B13:Лист1.O13 Лист1.B12:Лист1.O12 Лист1.A17:Лист1.A17 Лист1.B19:Лист1.O19 Лист1.B12:Лист1.O12 Лист1.A20:Лист1.A20 Лист1.B22:Лист1.O22 Лист1.B12:Лист1.O12 Лист1.A23:Лист1.A23 Лист1.B25:Лист1.O25 Лист1.B12:Лист1.O12 Лист1.A26:Лист1.A26 Лист1.B28:Лист1.O28 Лист1.B12:Лист1.O12 Лист1.A29:Лист1.A29 Лист1.B31:Лист1.O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Count of querie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ray size = 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 changes from 0 to 520 with step 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ent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chitecture: TCP.OneClient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93.99" calcext:value-type="float">
            <text:p>93,99</text:p>
          </table:table-cell>
          <table:table-cell office:value-type="float" office:value="101.7725" calcext:value-type="float">
            <text:p>101,7725</text:p>
          </table:table-cell>
          <table:table-cell office:value-type="float" office:value="130.0375" calcext:value-type="float">
            <text:p>130,0375</text:p>
          </table:table-cell>
          <table:table-cell office:value-type="float" office:value="167.4125" calcext:value-type="float">
            <text:p>167,4125</text:p>
          </table:table-cell>
          <table:table-cell office:value-type="float" office:value="205.7175" calcext:value-type="float">
            <text:p>205,7175</text:p>
          </table:table-cell>
          <table:table-cell office:value-type="float" office:value="249.54" calcext:value-type="float">
            <text:p>249,54</text:p>
          </table:table-cell>
          <table:table-cell office:value-type="float" office:value="288.2825" calcext:value-type="float">
            <text:p>288,2825</text:p>
          </table:table-cell>
          <table:table-cell office:value-type="float" office:value="321.55" calcext:value-type="float">
            <text:p>321,55</text:p>
          </table:table-cell>
          <table:table-cell office:value-type="float" office:value="362.2775" calcext:value-type="float">
            <text:p>362,2775</text:p>
          </table:table-cell>
          <table:table-cell office:value-type="float" office:value="402.305" calcext:value-type="float">
            <text:p>402,305</text:p>
          </table:table-cell>
          <table:table-cell office:value-type="float" office:value="437.27" calcext:value-type="float">
            <text:p>437,27</text:p>
          </table:table-cell>
          <table:table-cell office:value-type="float" office:value="469.01" calcext:value-type="float">
            <text:p>469,01</text:p>
          </table:table-cell>
          <table:table-cell office:value-type="float" office:value="507" calcext:value-type="float">
            <text:p>507</text:p>
          </table:table-cell>
          <table:table-cell office:value-type="float" office:value="554.385" calcext:value-type="float">
            <text:p>554,385</text:p>
          </table:table-cell>
        </table:table-row>
        <table:table-row table:style-name="ro1">
          <table:table-cell office:value-type="string" calcext:value-type="string">
            <text:p>Architecture: NIO.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7.3925" calcext:value-type="float">
            <text:p>17,3925</text:p>
          </table:table-cell>
          <table:table-cell office:value-type="float" office:value="14.3925" calcext:value-type="float">
            <text:p>14,3925</text:p>
          </table:table-cell>
          <table:table-cell office:value-type="float" office:value="11.595" calcext:value-type="float">
            <text:p>11,595</text:p>
          </table:table-cell>
          <table:table-cell office:value-type="float" office:value="15.8325" calcext:value-type="float">
            <text:p>15,8325</text:p>
          </table:table-cell>
          <table:table-cell office:value-type="float" office:value="13.075" calcext:value-type="float">
            <text:p>13,075</text:p>
          </table:table-cell>
          <table:table-cell office:value-type="float" office:value="12.28" calcext:value-type="float">
            <text:p>12,28</text:p>
          </table:table-cell>
          <table:table-cell office:value-type="float" office:value="21.3325" calcext:value-type="float">
            <text:p>21,3325</text:p>
          </table:table-cell>
          <table:table-cell office:value-type="float" office:value="11.4875" calcext:value-type="float">
            <text:p>11,4875</text:p>
          </table:table-cell>
          <table:table-cell office:value-type="float" office:value="12.4975" calcext:value-type="float">
            <text:p>12,4975</text:p>
          </table:table-cell>
          <table:table-cell office:value-type="float" office:value="12.31" calcext:value-type="float">
            <text:p>12,31</text:p>
          </table:table-cell>
          <table:table-cell office:value-type="float" office:value="13.7525" calcext:value-type="float">
            <text:p>13,7525</text:p>
          </table:table-cell>
          <table:table-cell office:value-type="float" office:value="9.585" calcext:value-type="float">
            <text:p>9,585</text:p>
          </table:table-cell>
          <table:table-cell office:value-type="float" office:value="11.59" calcext:value-type="float">
            <text:p>11,59</text:p>
          </table:table-cell>
          <table:table-cell office:value-type="float" office:value="11.4375" calcext:value-type="float">
            <text:p>11,4375</text:p>
          </table:table-cell>
        </table:table-row>
        <table:table-row table:style-name="ro1">
          <table:table-cell office:value-type="string" calcext:value-type="string">
            <text:p>Architecture: TCP.CachedThreadPoolServ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88.375" calcext:value-type="float">
            <text:p>88,375</text:p>
          </table:table-cell>
          <table:table-cell office:value-type="float" office:value="93.4675" calcext:value-type="float">
            <text:p>93,4675</text:p>
          </table:table-cell>
          <table:table-cell office:value-type="float" office:value="131.0475" calcext:value-type="float">
            <text:p>131,0475</text:p>
          </table:table-cell>
          <table:table-cell office:value-type="float" office:value="168.3875" calcext:value-type="float">
            <text:p>168,3875</text:p>
          </table:table-cell>
          <table:table-cell office:value-type="float" office:value="202.1925" calcext:value-type="float">
            <text:p>202,1925</text:p>
          </table:table-cell>
          <table:table-cell office:value-type="float" office:value="240.115" calcext:value-type="float">
            <text:p>240,115</text:p>
          </table:table-cell>
          <table:table-cell office:value-type="float" office:value="289.3825" calcext:value-type="float">
            <text:p>289,3825</text:p>
          </table:table-cell>
          <table:table-cell office:value-type="float" office:value="318.48" calcext:value-type="float">
            <text:p>318,48</text:p>
          </table:table-cell>
          <table:table-cell office:value-type="float" office:value="356.3" calcext:value-type="float">
            <text:p>356,3</text:p>
          </table:table-cell>
          <table:table-cell office:value-type="float" office:value="393.9775" calcext:value-type="float">
            <text:p>393,9775</text:p>
          </table:table-cell>
          <table:table-cell office:value-type="float" office:value="434.2525" calcext:value-type="float">
            <text:p>434,2525</text:p>
          </table:table-cell>
          <table:table-cell office:value-type="float" office:value="472.0175" calcext:value-type="float">
            <text:p>472,0175</text:p>
          </table:table-cell>
          <table:table-cell office:value-type="float" office:value="510.0575" calcext:value-type="float">
            <text:p>510,0575</text:p>
          </table:table-cell>
          <table:table-cell office:value-type="float" office:value="543.1975" calcext:value-type="float">
            <text:p>543,1975</text:p>
          </table:table-cell>
        </table:table-row>
        <table:table-row table:style-name="ro1">
          <table:table-cell office:value-type="string" calcext:value-type="string">
            <text:p>Architecture: TCP.NewQueryNewConnec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2.0125" calcext:value-type="float">
            <text:p>2,0125</text:p>
          </table:table-cell>
          <table:table-cell office:value-type="float" office:value="3.2175" calcext:value-type="float">
            <text:p>3,2175</text:p>
          </table:table-cell>
          <table:table-cell office:value-type="float" office:value="2.8675" calcext:value-type="float">
            <text:p>2,8675</text:p>
          </table:table-cell>
          <table:table-cell office:value-type="float" office:value="2.995" calcext:value-type="float">
            <text:p>2,995</text:p>
          </table:table-cell>
          <table:table-cell office:value-type="float" office:value="2.4725" calcext:value-type="float">
            <text:p>2,4725</text:p>
          </table:table-cell>
          <table:table-cell office:value-type="float" office:value="3.0775" calcext:value-type="float">
            <text:p>3,0775</text:p>
          </table:table-cell>
          <table:table-cell office:value-type="float" office:value="2.8125" calcext:value-type="float">
            <text:p>2,8125</text:p>
          </table:table-cell>
          <table:table-cell office:value-type="float" office:value="2.6975" calcext:value-type="float">
            <text:p>2,6975</text:p>
          </table:table-cell>
          <table:table-cell office:value-type="float" office:value="2.645" calcext:value-type="float">
            <text:p>2,645</text:p>
          </table:table-cell>
          <table:table-cell office:value-type="float" office:value="2.7025" calcext:value-type="float">
            <text:p>2,7025</text:p>
          </table:table-cell>
          <table:table-cell office:value-type="float" office:value="2.53" calcext:value-type="float">
            <text:p>2,53</text:p>
          </table:table-cell>
          <table:table-cell office:value-type="float" office:value="2.8875" calcext:value-type="float">
            <text:p>2,8875</text:p>
          </table:table-cell>
          <table:table-cell office:value-type="float" office:value="2.8425" calcext:value-type="float">
            <text:p>2,8425</text:p>
          </table:table-cell>
          <table:table-cell office:value-type="float" office:value="3.005" calcext:value-type="float">
            <text:p>3,005</text:p>
          </table:table-cell>
        </table:table-row>
        <table:table-row table:style-name="ro1">
          <table:table-cell office:value-type="string" calcext:value-type="string">
            <text:p>Architecture: NIO.Cach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9.17" calcext:value-type="float">
            <text:p>19,17</text:p>
          </table:table-cell>
          <table:table-cell office:value-type="float" office:value="9.4475" calcext:value-type="float">
            <text:p>9,4475</text:p>
          </table:table-cell>
          <table:table-cell office:value-type="float" office:value="9.8875" calcext:value-type="float">
            <text:p>9,8875</text:p>
          </table:table-cell>
          <table:table-cell office:value-type="float" office:value="13.545" calcext:value-type="float">
            <text:p>13,545</text:p>
          </table:table-cell>
          <table:table-cell office:value-type="float" office:value="8.81" calcext:value-type="float">
            <text:p>8,81</text:p>
          </table:table-cell>
          <table:table-cell office:value-type="float" office:value="11.1775" calcext:value-type="float">
            <text:p>11,1775</text:p>
          </table:table-cell>
          <table:table-cell office:value-type="float" office:value="8.7525" calcext:value-type="float">
            <text:p>8,7525</text:p>
          </table:table-cell>
          <table:table-cell office:value-type="float" office:value="9.8275" calcext:value-type="float">
            <text:p>9,8275</text:p>
          </table:table-cell>
          <table:table-cell office:value-type="float" office:value="8.855" calcext:value-type="float">
            <text:p>8,855</text:p>
          </table:table-cell>
          <table:table-cell office:value-type="float" office:value="9.72" calcext:value-type="float">
            <text:p>9,72</text:p>
          </table:table-cell>
          <table:table-cell office:value-type="float" office:value="16.55" calcext:value-type="float">
            <text:p>16,55</text:p>
          </table:table-cell>
          <table:table-cell office:value-type="float" office:value="7.3" calcext:value-type="float">
            <text:p>7,3</text:p>
          </table:table-cell>
          <table:table-cell office:value-type="float" office:value="12.865" calcext:value-type="float">
            <text:p>12,865</text:p>
          </table:table-cell>
          <table:table-cell office:value-type="float" office:value="14.3725" calcext:value-type="float">
            <text:p>14,3725</text:p>
          </table:table-cell>
        </table:table-row>
        <table:table-row table:style-name="ro1">
          <table:table-cell office:value-type="string" calcext:value-type="string">
            <text:p>Architecture: NIO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1.655" calcext:value-type="float">
            <text:p>11,655</text:p>
          </table:table-cell>
          <table:table-cell office:value-type="float" office:value="11.84" calcext:value-type="float">
            <text:p>11,84</text:p>
          </table:table-cell>
          <table:table-cell office:value-type="float" office:value="16.235" calcext:value-type="float">
            <text:p>16,235</text:p>
          </table:table-cell>
          <table:table-cell office:value-type="float" office:value="8.075" calcext:value-type="float">
            <text:p>8,075</text:p>
          </table:table-cell>
          <table:table-cell office:value-type="float" office:value="16.695" calcext:value-type="float">
            <text:p>16,695</text:p>
          </table:table-cell>
          <table:table-cell office:value-type="float" office:value="7.9275" calcext:value-type="float">
            <text:p>7,9275</text:p>
          </table:table-cell>
          <table:table-cell office:value-type="float" office:value="9.7425" calcext:value-type="float">
            <text:p>9,7425</text:p>
          </table:table-cell>
          <table:table-cell office:value-type="float" office:value="10.6675" calcext:value-type="float">
            <text:p>10,6675</text:p>
          </table:table-cell>
          <table:table-cell office:value-type="float" office:value="13.075" calcext:value-type="float">
            <text:p>13,075</text:p>
          </table:table-cell>
          <table:table-cell office:value-type="float" office:value="10.9425" calcext:value-type="float">
            <text:p>10,9425</text:p>
          </table:table-cell>
          <table:table-cell office:value-type="float" office:value="12.88" calcext:value-type="float">
            <text:p>12,88</text:p>
          </table:table-cell>
          <table:table-cell office:value-type="float" office:value="11.42" calcext:value-type="float">
            <text:p>11,42</text:p>
          </table:table-cell>
          <table:table-cell office:value-type="float" office:value="12.47" calcext:value-type="float">
            <text:p>12,47</text:p>
          </table:table-cell>
          <table:table-cell office:value-type="float" office:value="15.255" calcext:value-type="float">
            <text:p>15,255</text:p>
          </table:table-cell>
        </table:table-row>
        <table:table-row table:style-name="ro1">
          <table:table-cell office:value-type="string" calcext:value-type="string">
            <text:p>Architecture: NIO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2.13" calcext:value-type="float">
            <text:p>12,13</text:p>
          </table:table-cell>
          <table:table-cell office:value-type="float" office:value="9.7" calcext:value-type="float">
            <text:p>9,7</text:p>
          </table:table-cell>
          <table:table-cell office:value-type="float" office:value="18.395" calcext:value-type="float">
            <text:p>18,395</text:p>
          </table:table-cell>
          <table:table-cell office:value-type="float" office:value="16.315" calcext:value-type="float">
            <text:p>16,315</text:p>
          </table:table-cell>
          <table:table-cell office:value-type="float" office:value="9.22" calcext:value-type="float">
            <text:p>9,22</text:p>
          </table:table-cell>
          <table:table-cell office:value-type="float" office:value="11" calcext:value-type="float">
            <text:p>11</text:p>
          </table:table-cell>
          <table:table-cell office:value-type="float" office:value="14.51" calcext:value-type="float">
            <text:p>14,51</text:p>
          </table:table-cell>
          <table:table-cell office:value-type="float" office:value="14.1775" calcext:value-type="float">
            <text:p>14,1775</text:p>
          </table:table-cell>
          <table:table-cell office:value-type="float" office:value="11.205" calcext:value-type="float">
            <text:p>11,205</text:p>
          </table:table-cell>
          <table:table-cell office:value-type="float" office:value="9.5225" calcext:value-type="float">
            <text:p>9,5225</text:p>
          </table:table-cell>
          <table:table-cell office:value-type="float" office:value="7.72" calcext:value-type="float">
            <text:p>7,72</text:p>
          </table:table-cell>
          <table:table-cell office:value-type="float" office:value="10.1375" calcext:value-type="float">
            <text:p>10,1375</text:p>
          </table:table-cell>
          <table:table-cell office:value-type="float" office:value="8.585" calcext:value-type="float">
            <text:p>8,585</text:p>
          </table:table-cell>
          <table:table-cell office:value-type="float" office:value="10.4325" calcext:value-type="float">
            <text:p>10,4325</text:p>
          </table:table-cell>
        </table:table-row>
        <table:table-row table:style-name="ro1">
          <table:table-cell office:value-type="string" calcext:value-type="string">
            <text:p>Architecture: UDP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2.68" calcext:value-type="float">
            <text:p>2,68</text:p>
          </table:table-cell>
          <table:table-cell office:value-type="float" office:value="3.1225" calcext:value-type="float">
            <text:p>3,1225</text:p>
          </table:table-cell>
          <table:table-cell office:value-type="float" office:value="5.0975" calcext:value-type="float">
            <text:p>5,0975</text:p>
          </table:table-cell>
          <table:table-cell office:value-type="float" office:value="5.915" calcext:value-type="float">
            <text:p>5,915</text:p>
          </table:table-cell>
          <table:table-cell office:value-type="float" office:value="6.5375" calcext:value-type="float">
            <text:p>6,5375</text:p>
          </table:table-cell>
          <table:table-cell office:value-type="float" office:value="6.925" calcext:value-type="float">
            <text:p>6,925</text:p>
          </table:table-cell>
          <table:table-cell office:value-type="float" office:value="8.015" calcext:value-type="float">
            <text:p>8,015</text:p>
          </table:table-cell>
          <table:table-cell office:value-type="float" office:value="6.525" calcext:value-type="float">
            <text:p>6,525</text:p>
          </table:table-cell>
          <table:table-cell office:value-type="float" office:value="8.12" calcext:value-type="float">
            <text:p>8,12</text:p>
          </table:table-cell>
          <table:table-cell office:value-type="float" office:value="7.265" calcext:value-type="float">
            <text:p>7,265</text:p>
          </table:table-cell>
          <table:table-cell office:value-type="float" office:value="5.1" calcext:value-type="float">
            <text:p>5,1</text:p>
          </table:table-cell>
          <table:table-cell office:value-type="float" office:value="10.88" calcext:value-type="float">
            <text:p>10,88</text:p>
          </table:table-cell>
          <table:table-cell office:value-type="float" office:value="8.245" calcext:value-type="float">
            <text:p>8,245</text:p>
          </table:table-cell>
          <table:table-cell office:value-type="float" office:value="8.339079" calcext:value-type="float">
            <text:p>8,339079</text:p>
          </table:table-cell>
        </table:table-row>
        <table:table-row table:style-name="ro1">
          <table:table-cell office:value-type="string" calcext:value-type="string">
            <text:p>Architecture: UDP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2.455" calcext:value-type="float">
            <text:p>2,455</text:p>
          </table:table-cell>
          <table:table-cell office:value-type="float" office:value="2.91" calcext:value-type="float">
            <text:p>2,91</text:p>
          </table:table-cell>
          <table:table-cell office:value-type="float" office:value="4.775" calcext:value-type="float">
            <text:p>4,775</text:p>
          </table:table-cell>
          <table:table-cell office:value-type="float" office:value="4.1825" calcext:value-type="float">
            <text:p>4,1825</text:p>
          </table:table-cell>
          <table:table-cell office:value-type="float" office:value="5.6275" calcext:value-type="float">
            <text:p>5,6275</text:p>
          </table:table-cell>
          <table:table-cell office:value-type="float" office:value="7.22" calcext:value-type="float">
            <text:p>7,22</text:p>
          </table:table-cell>
          <table:table-cell office:value-type="float" office:value="4.855" calcext:value-type="float">
            <text:p>4,855</text:p>
          </table:table-cell>
          <table:table-cell office:value-type="float" office:value="7.415" calcext:value-type="float">
            <text:p>7,415</text:p>
          </table:table-cell>
          <table:table-cell office:value-type="float" office:value="7.63" calcext:value-type="float">
            <text:p>7,63</text:p>
          </table:table-cell>
          <table:table-cell office:value-type="float" office:value="6.82" calcext:value-type="float">
            <text:p>6,82</text:p>
          </table:table-cell>
          <table:table-cell office:value-type="float" office:value="5.2275" calcext:value-type="float">
            <text:p>5,2275</text:p>
          </table:table-cell>
          <table:table-cell office:value-type="float" office:value="9.285" calcext:value-type="float">
            <text:p>9,285</text:p>
          </table:table-cell>
          <table:table-cell office:value-type="float" office:value="10.8125" calcext:value-type="float">
            <text:p>10,8125</text:p>
          </table:table-cell>
          <table:table-cell office:value-type="float" office:value="5.58" calcext:value-type="float">
            <text:p>5,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.00.0000</text:date>, <text:time style:data-style-name="N2" text:time-value="19:35:35.77648945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32:20.055590472</meta:creation-date>
    <dc:date>2016-06-02T19:36:09.961943649</dc:date>
    <meta:editing-duration>PT11H24M58S</meta:editing-duration>
    <meta:editing-cycles>5</meta:editing-cycles>
    <meta:generator>LibreOffice/4.2.8.2$Linux_X86_64 LibreOffice_project/420m0$Build-2</meta:generator>
    <meta:document-statistic meta:table-count="1" meta:cell-count="2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993cm" svg:height="13.972cm" xlink:href=".." xlink:type="simple" chart:class="chart:scatter" chart:style-name="ch1">
        <chart:title svg:x="9.301cm" svg:y="0.415cm" chart:style-name="ch2">
          <text:p>change_Delta_metric_query_handler</text:p>
        </chart:title>
        <chart:legend chart:legend-position="end" svg:x="17.902cm" svg:y="4.695cm" style:legend-expansion="high" chart:style-name="ch3"/>
        <chart:plot-area chart:style-name="ch4" table:cell-range-address="Лист1.B12:Лист1.O13 Лист1.A5:Лист1.A5 Лист1.B7:Лист1.O7 Лист1.A8:Лист1.A8 Лист1.B10:Лист1.O10 Лист1.A14:Лист1.A14 Лист1.B16:Лист1.O16 Лист1.A11:Лист1.A11 Лист1.A17:Лист1.A17 Лист1.B19:Лист1.O19 Лист1.A20:Лист1.A20 Лист1.B22:Лист1.O22 Лист1.A23:Лист1.A23 Лист1.B25:Лист1.O25 Лист1.A26:Лист1.A26 Лист1.B28:Лист1.O28 Лист1.A29:Лист1.A29 Лист1.B31:Лист1.O31" chart:data-source-has-labels="column" svg:x="0.519cm" svg:y="1.499cm" svg:width="16.864cm" svg:height="12.194cm">
          <chartooo:coordinate-region svg:x="1.326cm" svg:y="1.698cm" svg:width="15.777cm" svg:height="11.34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Лист1.B7:Лист1.O7" chart:label-cell-address="Лист1.A5:Лист1.A5" chart:class="chart:scatter">
            <chart:domain table:cell-range-address="Лист1.B12:Лист1.O12"/>
            <chart:data-point chart:repeated="14"/>
          </chart:series>
          <chart:series chart:style-name="ch8" chart:values-cell-range-address="Лист1.B10:Лист1.O10" chart:label-cell-address="Лист1.A8:Лист1.A8" chart:class="chart:scatter">
            <chart:data-point chart:repeated="14"/>
          </chart:series>
          <chart:series chart:style-name="ch9" chart:values-cell-range-address="Лист1.B16:Лист1.O16" chart:label-cell-address="Лист1.A14:Лист1.A14" chart:class="chart:scatter">
            <chart:data-point chart:repeated="14"/>
          </chart:series>
          <chart:series chart:style-name="ch10" chart:values-cell-range-address="Лист1.B13:Лист1.O13" chart:label-cell-address="Лист1.A11:Лист1.A11" chart:class="chart:scatter">
            <chart:data-point chart:repeated="14"/>
          </chart:series>
          <chart:series chart:style-name="ch11" chart:values-cell-range-address="Лист1.B19:Лист1.O19" chart:label-cell-address="Лист1.A17:Лист1.A17" chart:class="chart:scatter">
            <chart:data-point chart:repeated="14"/>
          </chart:series>
          <chart:series chart:style-name="ch12" chart:values-cell-range-address="Лист1.B22:Лист1.O22" chart:label-cell-address="Лист1.A20:Лист1.A20" chart:class="chart:scatter">
            <chart:data-point chart:repeated="14"/>
          </chart:series>
          <chart:series chart:style-name="ch13" chart:values-cell-range-address="Лист1.B25:Лист1.O25" chart:label-cell-address="Лист1.A23:Лист1.A23" chart:class="chart:scatter">
            <chart:data-point chart:repeated="14"/>
          </chart:series>
          <chart:series chart:style-name="ch14" chart:values-cell-range-address="Лист1.B28:Лист1.O28" chart:label-cell-address="Лист1.A26:Лист1.A26" chart:class="chart:scatter">
            <chart:data-point chart:repeated="14"/>
          </chart:series>
          <chart:series chart:style-name="ch15" chart:values-cell-range-address="Лист1.B31:Лист1.O31" chart:label-cell-address="Лист1.A29:Лист1.A29" chart:class="chart:scatter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1.B12:Лист1.O12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60">
                <text:p>160</text:p>
              </table:table-cell>
              <table:table-cell office:value-type="float" office:value="200">
                <text:p>200</text:p>
              </table:table-cell>
              <table:table-cell office:value-type="float" office:value="240">
                <text:p>240</text:p>
              </table:table-cell>
              <table:table-cell office:value-type="float" office:value="280">
                <text:p>280</text:p>
              </table:table-cell>
              <table:table-cell office:value-type="float" office:value="320">
                <text:p>320</text:p>
              </table:table-cell>
              <table:table-cell office:value-type="float" office:value="360">
                <text:p>360</text:p>
              </table:table-cell>
              <table:table-cell office:value-type="float" office:value="400">
                <text:p>400</text:p>
              </table:table-cell>
              <table:table-cell office:value-type="float" office:value="440">
                <text:p>440</text:p>
              </table:table-cell>
              <table:table-cell office:value-type="float" office:value="480">
                <text:p>48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Architecture: TCP.OneClientOneThread</text:p>
                <draw:g>
                  <svg:desc>Лист1.A5:Лист1.A5</svg:desc>
                </draw:g>
              </table:table-cell>
              <table:table-cell office:value-type="float" office:value="93.99">
                <text:p>93.99</text:p>
                <draw:g>
                  <svg:desc>Лист1.B7:Лист1.O7</svg:desc>
                </draw:g>
              </table:table-cell>
              <table:table-cell office:value-type="float" office:value="101.7725">
                <text:p>101.7725</text:p>
              </table:table-cell>
              <table:table-cell office:value-type="float" office:value="130.0375">
                <text:p>130.0375</text:p>
              </table:table-cell>
              <table:table-cell office:value-type="float" office:value="167.4125">
                <text:p>167.4125</text:p>
              </table:table-cell>
              <table:table-cell office:value-type="float" office:value="205.7175">
                <text:p>205.7175</text:p>
              </table:table-cell>
              <table:table-cell office:value-type="float" office:value="249.54">
                <text:p>249.54</text:p>
              </table:table-cell>
              <table:table-cell office:value-type="float" office:value="288.2825">
                <text:p>288.2825</text:p>
              </table:table-cell>
              <table:table-cell office:value-type="float" office:value="321.55">
                <text:p>321.55</text:p>
              </table:table-cell>
              <table:table-cell office:value-type="float" office:value="362.2775">
                <text:p>362.2775</text:p>
              </table:table-cell>
              <table:table-cell office:value-type="float" office:value="402.305">
                <text:p>402.305</text:p>
              </table:table-cell>
              <table:table-cell office:value-type="float" office:value="437.27">
                <text:p>437.27</text:p>
              </table:table-cell>
              <table:table-cell office:value-type="float" office:value="469.01">
                <text:p>469.01</text:p>
              </table:table-cell>
              <table:table-cell office:value-type="float" office:value="507">
                <text:p>507</text:p>
              </table:table-cell>
              <table:table-cell office:value-type="float" office:value="554.385">
                <text:p>554.385</text:p>
              </table:table-cell>
            </table:table-row>
            <table:table-row>
              <table:table-cell office:value-type="string">
                <text:p>Architecture: NIO.OneThread</text:p>
                <draw:g>
                  <svg:desc>Лист1.A8:Лист1.A8</svg:desc>
                </draw:g>
              </table:table-cell>
              <table:table-cell office:value-type="float" office:value="17.3925">
                <text:p>17.3925</text:p>
                <draw:g>
                  <svg:desc>Лист1.B10:Лист1.O10</svg:desc>
                </draw:g>
              </table:table-cell>
              <table:table-cell office:value-type="float" office:value="14.3925">
                <text:p>14.3925</text:p>
              </table:table-cell>
              <table:table-cell office:value-type="float" office:value="11.595">
                <text:p>11.595</text:p>
              </table:table-cell>
              <table:table-cell office:value-type="float" office:value="15.8325">
                <text:p>15.8325</text:p>
              </table:table-cell>
              <table:table-cell office:value-type="float" office:value="13.075">
                <text:p>13.075</text:p>
              </table:table-cell>
              <table:table-cell office:value-type="float" office:value="12.28">
                <text:p>12.28</text:p>
              </table:table-cell>
              <table:table-cell office:value-type="float" office:value="21.3325">
                <text:p>21.3325</text:p>
              </table:table-cell>
              <table:table-cell office:value-type="float" office:value="11.4875">
                <text:p>11.4875</text:p>
              </table:table-cell>
              <table:table-cell office:value-type="float" office:value="12.4975">
                <text:p>12.4975</text:p>
              </table:table-cell>
              <table:table-cell office:value-type="float" office:value="12.31">
                <text:p>12.31</text:p>
              </table:table-cell>
              <table:table-cell office:value-type="float" office:value="13.7525">
                <text:p>13.7525</text:p>
              </table:table-cell>
              <table:table-cell office:value-type="float" office:value="9.585">
                <text:p>9.585</text:p>
              </table:table-cell>
              <table:table-cell office:value-type="float" office:value="11.59">
                <text:p>11.59</text:p>
              </table:table-cell>
              <table:table-cell office:value-type="float" office:value="11.4375">
                <text:p>11.4375</text:p>
              </table:table-cell>
            </table:table-row>
            <table:table-row>
              <table:table-cell office:value-type="string">
                <text:p>Architecture: TCP.NewQueryNewConnection</text:p>
                <draw:g>
                  <svg:desc>Лист1.A14:Лист1.A14</svg:desc>
                </draw:g>
              </table:table-cell>
              <table:table-cell office:value-type="float" office:value="2.0125">
                <text:p>2.0125</text:p>
                <draw:g>
                  <svg:desc>Лист1.B16:Лист1.O16</svg:desc>
                </draw:g>
              </table:table-cell>
              <table:table-cell office:value-type="float" office:value="3.2175">
                <text:p>3.2175</text:p>
              </table:table-cell>
              <table:table-cell office:value-type="float" office:value="2.8675">
                <text:p>2.8675</text:p>
              </table:table-cell>
              <table:table-cell office:value-type="float" office:value="2.995">
                <text:p>2.995</text:p>
              </table:table-cell>
              <table:table-cell office:value-type="float" office:value="2.4725">
                <text:p>2.4725</text:p>
              </table:table-cell>
              <table:table-cell office:value-type="float" office:value="3.0775">
                <text:p>3.0775</text:p>
              </table:table-cell>
              <table:table-cell office:value-type="float" office:value="2.8125">
                <text:p>2.8125</text:p>
              </table:table-cell>
              <table:table-cell office:value-type="float" office:value="2.6975">
                <text:p>2.6975</text:p>
              </table:table-cell>
              <table:table-cell office:value-type="float" office:value="2.645">
                <text:p>2.645</text:p>
              </table:table-cell>
              <table:table-cell office:value-type="float" office:value="2.7025">
                <text:p>2.7025</text:p>
              </table:table-cell>
              <table:table-cell office:value-type="float" office:value="2.53">
                <text:p>2.53</text:p>
              </table:table-cell>
              <table:table-cell office:value-type="float" office:value="2.8875">
                <text:p>2.8875</text:p>
              </table:table-cell>
              <table:table-cell office:value-type="float" office:value="2.8425">
                <text:p>2.8425</text:p>
              </table:table-cell>
              <table:table-cell office:value-type="float" office:value="3.005">
                <text:p>3.005</text:p>
              </table:table-cell>
            </table:table-row>
            <table:table-row>
              <table:table-cell office:value-type="string">
                <text:p>Architecture: TCP.CachedThreadPoolServer</text:p>
                <draw:g>
                  <svg:desc>Лист1.A11:Лист1.A11</svg:desc>
                </draw:g>
              </table:table-cell>
              <table:table-cell office:value-type="float" office:value="88.375">
                <text:p>88.375</text:p>
                <draw:g>
                  <svg:desc>Лист1.B13:Лист1.O13</svg:desc>
                </draw:g>
              </table:table-cell>
              <table:table-cell office:value-type="float" office:value="93.4675">
                <text:p>93.4675</text:p>
              </table:table-cell>
              <table:table-cell office:value-type="float" office:value="131.0475">
                <text:p>131.0475</text:p>
              </table:table-cell>
              <table:table-cell office:value-type="float" office:value="168.3875">
                <text:p>168.3875</text:p>
              </table:table-cell>
              <table:table-cell office:value-type="float" office:value="202.1925">
                <text:p>202.1925</text:p>
              </table:table-cell>
              <table:table-cell office:value-type="float" office:value="240.115">
                <text:p>240.115</text:p>
              </table:table-cell>
              <table:table-cell office:value-type="float" office:value="289.3825">
                <text:p>289.3825</text:p>
              </table:table-cell>
              <table:table-cell office:value-type="float" office:value="318.48">
                <text:p>318.48</text:p>
              </table:table-cell>
              <table:table-cell office:value-type="float" office:value="356.3">
                <text:p>356.3</text:p>
              </table:table-cell>
              <table:table-cell office:value-type="float" office:value="393.9775">
                <text:p>393.9775</text:p>
              </table:table-cell>
              <table:table-cell office:value-type="float" office:value="434.2525">
                <text:p>434.2525</text:p>
              </table:table-cell>
              <table:table-cell office:value-type="float" office:value="472.0175">
                <text:p>472.0175</text:p>
              </table:table-cell>
              <table:table-cell office:value-type="float" office:value="510.0575">
                <text:p>510.0575</text:p>
              </table:table-cell>
              <table:table-cell office:value-type="float" office:value="543.1975">
                <text:p>543.1975</text:p>
              </table:table-cell>
            </table:table-row>
            <table:table-row>
              <table:table-cell office:value-type="string">
                <text:p>Architecture: NIO.CachedThreadPool</text:p>
                <draw:g>
                  <svg:desc>Лист1.A17:Лист1.A17</svg:desc>
                </draw:g>
              </table:table-cell>
              <table:table-cell office:value-type="float" office:value="19.17">
                <text:p>19.17</text:p>
                <draw:g>
                  <svg:desc>Лист1.B19:Лист1.O19</svg:desc>
                </draw:g>
              </table:table-cell>
              <table:table-cell office:value-type="float" office:value="9.4475">
                <text:p>9.4475</text:p>
              </table:table-cell>
              <table:table-cell office:value-type="float" office:value="9.8875">
                <text:p>9.8875</text:p>
              </table:table-cell>
              <table:table-cell office:value-type="float" office:value="13.545">
                <text:p>13.545</text:p>
              </table:table-cell>
              <table:table-cell office:value-type="float" office:value="8.81">
                <text:p>8.81</text:p>
              </table:table-cell>
              <table:table-cell office:value-type="float" office:value="11.1775">
                <text:p>11.1775</text:p>
              </table:table-cell>
              <table:table-cell office:value-type="float" office:value="8.7525">
                <text:p>8.7525</text:p>
              </table:table-cell>
              <table:table-cell office:value-type="float" office:value="9.8275">
                <text:p>9.8275</text:p>
              </table:table-cell>
              <table:table-cell office:value-type="float" office:value="8.855">
                <text:p>8.855</text:p>
              </table:table-cell>
              <table:table-cell office:value-type="float" office:value="9.72">
                <text:p>9.72</text:p>
              </table:table-cell>
              <table:table-cell office:value-type="float" office:value="16.55">
                <text:p>16.55</text:p>
              </table:table-cell>
              <table:table-cell office:value-type="float" office:value="7.3">
                <text:p>7.3</text:p>
              </table:table-cell>
              <table:table-cell office:value-type="float" office:value="12.865">
                <text:p>12.865</text:p>
              </table:table-cell>
              <table:table-cell office:value-type="float" office:value="14.3725">
                <text:p>14.3725</text:p>
              </table:table-cell>
            </table:table-row>
            <table:table-row>
              <table:table-cell office:value-type="string">
                <text:p>Architecture: NIO.FixedThreadPool</text:p>
                <draw:g>
                  <svg:desc>Лист1.A20:Лист1.A20</svg:desc>
                </draw:g>
              </table:table-cell>
              <table:table-cell office:value-type="float" office:value="11.655">
                <text:p>11.655</text:p>
                <draw:g>
                  <svg:desc>Лист1.B22:Лист1.O22</svg:desc>
                </draw:g>
              </table:table-cell>
              <table:table-cell office:value-type="float" office:value="11.84">
                <text:p>11.84</text:p>
              </table:table-cell>
              <table:table-cell office:value-type="float" office:value="16.235">
                <text:p>16.235</text:p>
              </table:table-cell>
              <table:table-cell office:value-type="float" office:value="8.075">
                <text:p>8.075</text:p>
              </table:table-cell>
              <table:table-cell office:value-type="float" office:value="16.695">
                <text:p>16.695</text:p>
              </table:table-cell>
              <table:table-cell office:value-type="float" office:value="7.9275">
                <text:p>7.9275</text:p>
              </table:table-cell>
              <table:table-cell office:value-type="float" office:value="9.7425">
                <text:p>9.7425</text:p>
              </table:table-cell>
              <table:table-cell office:value-type="float" office:value="10.6675">
                <text:p>10.6675</text:p>
              </table:table-cell>
              <table:table-cell office:value-type="float" office:value="13.075">
                <text:p>13.075</text:p>
              </table:table-cell>
              <table:table-cell office:value-type="float" office:value="10.9425">
                <text:p>10.9425</text:p>
              </table:table-cell>
              <table:table-cell office:value-type="float" office:value="12.88">
                <text:p>12.88</text:p>
              </table:table-cell>
              <table:table-cell office:value-type="float" office:value="11.42">
                <text:p>11.42</text:p>
              </table:table-cell>
              <table:table-cell office:value-type="float" office:value="12.47">
                <text:p>12.47</text:p>
              </table:table-cell>
              <table:table-cell office:value-type="float" office:value="15.255">
                <text:p>15.255</text:p>
              </table:table-cell>
            </table:table-row>
            <table:table-row>
              <table:table-cell office:value-type="string">
                <text:p>Architecture: NIO.NewQueryNewThread</text:p>
                <draw:g>
                  <svg:desc>Лист1.A23:Лист1.A23</svg:desc>
                </draw:g>
              </table:table-cell>
              <table:table-cell office:value-type="float" office:value="12.13">
                <text:p>12.13</text:p>
                <draw:g>
                  <svg:desc>Лист1.B25:Лист1.O25</svg:desc>
                </draw:g>
              </table:table-cell>
              <table:table-cell office:value-type="float" office:value="9.7">
                <text:p>9.7</text:p>
              </table:table-cell>
              <table:table-cell office:value-type="float" office:value="18.395">
                <text:p>18.395</text:p>
              </table:table-cell>
              <table:table-cell office:value-type="float" office:value="16.315">
                <text:p>16.315</text:p>
              </table:table-cell>
              <table:table-cell office:value-type="float" office:value="9.22">
                <text:p>9.22</text:p>
              </table:table-cell>
              <table:table-cell office:value-type="float" office:value="11">
                <text:p>11</text:p>
              </table:table-cell>
              <table:table-cell office:value-type="float" office:value="14.51">
                <text:p>14.51</text:p>
              </table:table-cell>
              <table:table-cell office:value-type="float" office:value="14.1775">
                <text:p>14.1775</text:p>
              </table:table-cell>
              <table:table-cell office:value-type="float" office:value="11.205">
                <text:p>11.205</text:p>
              </table:table-cell>
              <table:table-cell office:value-type="float" office:value="9.5225">
                <text:p>9.5225</text:p>
              </table:table-cell>
              <table:table-cell office:value-type="float" office:value="7.72">
                <text:p>7.72</text:p>
              </table:table-cell>
              <table:table-cell office:value-type="float" office:value="10.1375">
                <text:p>10.1375</text:p>
              </table:table-cell>
              <table:table-cell office:value-type="float" office:value="8.585">
                <text:p>8.585</text:p>
              </table:table-cell>
              <table:table-cell office:value-type="float" office:value="10.4325">
                <text:p>10.4325</text:p>
              </table:table-cell>
            </table:table-row>
            <table:table-row>
              <table:table-cell office:value-type="string">
                <text:p>Architecture: UDP.FixedThreadPool</text:p>
                <draw:g>
                  <svg:desc>Лист1.A26:Лист1.A26</svg:desc>
                </draw:g>
              </table:table-cell>
              <table:table-cell office:value-type="float" office:value="2.68">
                <text:p>2.68</text:p>
                <draw:g>
                  <svg:desc>Лист1.B28:Лист1.O28</svg:desc>
                </draw:g>
              </table:table-cell>
              <table:table-cell office:value-type="float" office:value="3.1225">
                <text:p>3.1225</text:p>
              </table:table-cell>
              <table:table-cell office:value-type="float" office:value="5.0975">
                <text:p>5.0975</text:p>
              </table:table-cell>
              <table:table-cell office:value-type="float" office:value="5.915">
                <text:p>5.915</text:p>
              </table:table-cell>
              <table:table-cell office:value-type="float" office:value="6.5375">
                <text:p>6.5375</text:p>
              </table:table-cell>
              <table:table-cell office:value-type="float" office:value="6.925">
                <text:p>6.925</text:p>
              </table:table-cell>
              <table:table-cell office:value-type="float" office:value="8.015">
                <text:p>8.015</text:p>
              </table:table-cell>
              <table:table-cell office:value-type="float" office:value="6.525">
                <text:p>6.525</text:p>
              </table:table-cell>
              <table:table-cell office:value-type="float" office:value="8.12">
                <text:p>8.12</text:p>
              </table:table-cell>
              <table:table-cell office:value-type="float" office:value="7.265">
                <text:p>7.265</text:p>
              </table:table-cell>
              <table:table-cell office:value-type="float" office:value="5.1">
                <text:p>5.1</text:p>
              </table:table-cell>
              <table:table-cell office:value-type="float" office:value="10.88">
                <text:p>10.88</text:p>
              </table:table-cell>
              <table:table-cell office:value-type="float" office:value="8.245">
                <text:p>8.245</text:p>
              </table:table-cell>
              <table:table-cell office:value-type="float" office:value="8.339079">
                <text:p>8.339079</text:p>
              </table:table-cell>
            </table:table-row>
            <table:table-row>
              <table:table-cell office:value-type="string">
                <text:p>Architecture: UDP.NewQueryNewThread</text:p>
                <draw:g>
                  <svg:desc>Лист1.A29:Лист1.A29</svg:desc>
                </draw:g>
              </table:table-cell>
              <table:table-cell office:value-type="float" office:value="2.455">
                <text:p>2.455</text:p>
                <draw:g>
                  <svg:desc>Лист1.B31:Лист1.O31</svg:desc>
                </draw:g>
              </table:table-cell>
              <table:table-cell office:value-type="float" office:value="2.91">
                <text:p>2.91</text:p>
              </table:table-cell>
              <table:table-cell office:value-type="float" office:value="4.775">
                <text:p>4.775</text:p>
              </table:table-cell>
              <table:table-cell office:value-type="float" office:value="4.1825">
                <text:p>4.1825</text:p>
              </table:table-cell>
              <table:table-cell office:value-type="float" office:value="5.6275">
                <text:p>5.6275</text:p>
              </table:table-cell>
              <table:table-cell office:value-type="float" office:value="7.22">
                <text:p>7.22</text:p>
              </table:table-cell>
              <table:table-cell office:value-type="float" office:value="4.855">
                <text:p>4.855</text:p>
              </table:table-cell>
              <table:table-cell office:value-type="float" office:value="7.415">
                <text:p>7.415</text:p>
              </table:table-cell>
              <table:table-cell office:value-type="float" office:value="7.63">
                <text:p>7.63</text:p>
              </table:table-cell>
              <table:table-cell office:value-type="float" office:value="6.82">
                <text:p>6.82</text:p>
              </table:table-cell>
              <table:table-cell office:value-type="float" office:value="5.2275">
                <text:p>5.2275</text:p>
              </table:table-cell>
              <table:table-cell office:value-type="float" office:value="9.285">
                <text:p>9.285</text:p>
              </table:table-cell>
              <table:table-cell office:value-type="float" office:value="10.8125">
                <text:p>10.8125</text:p>
              </table:table-cell>
              <table:table-cell office:value-type="float" office:value="5.58">
                <text:p>5.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